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41abe" officeooo:paragraph-rsid="00141abe" style:font-size-asian="12.25pt" style:font-weight-asian="normal" style:font-size-complex="14pt" style:font-weight-complex="normal"/>
    </style:style>
    <style:style style:name="T1" style:family="text">
      <style:text-properties fo:font-size="24pt" fo:font-weight="bold" officeooo:rsid="00141abe" style:font-size-asian="21pt" style:font-weight-asian="bold" style:font-size-complex="24pt" style:font-weight-complex="bold"/>
    </style:style>
    <style:style style:name="T2" style:family="text">
      <style:text-properties officeooo:rsid="00143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MANUALE D'USO</text:span></text:p>
      <text:p text:style-name="P1"><text:span text:style-name="T1"><text:tab/><text:tab/><text:tab/><text:tab/>LATO UTENTE</text:span></text:p>
      <text:p text:style-name="P2">Una volta aperto il programma l'utente dovrà scegliere se voler riprodurre un brano presente nelle playlists del jukebok oppure se collegarsi con un dispositivo bluetooth </text:p>
      <text:p text:style-name="P2">e riprodurre un brano presente sul suo apparecchio. </text:p>
      <text:p text:style-name="P2">Nel primo caso l'utente dopo aver fatto la scelta dovrà scegliere a quale playlist accedere(divise in base al genere musicale) e scegliere la canzone da far riprodurre al jukebox.</text:p>
      <text:p text:style-name="P2">Nel secondo caso l'utente dovrà semplicemente scegliere una delle canzoni presenti sul suo smartphone e <text:span text:style-name="T2">riprodurla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7:08:16.426000000</meta:creation-date>
    <dc:date>2016-03-09T17:45:48.886000000</dc:date>
    <meta:editing-duration>PT5M49S</meta:editing-duration>
    <meta:editing-cycles>1</meta:editing-cycles>
    <meta:document-statistic meta:table-count="0" meta:image-count="0" meta:object-count="0" meta:page-count="1" meta:paragraph-count="6" meta:word-count="82" meta:character-count="549" meta:non-whitespace-character-count="463"/>
    <meta:generator>LibreOffice/4.3.1.2$Windows_x86 LibreOffice_project/958349dc3b25111dbca392fbc281a05559ef6848</meta:generator>
  </office:meta>
</office:document-meta>
</file>